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1e9eb3" officeooo:paragraph-rsid="001e9eb3" style:font-size-asian="14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1e9eb3" officeooo:paragraph-rsid="001e9eb3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1f3402" officeooo:paragraph-rsid="001f3402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1e9eb3" officeooo:paragraph-rsid="001f3402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1f3402" officeooo:paragraph-rsid="001f3402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1e9eb3" officeooo:paragraph-rsid="001e9eb3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1e9eb3" officeooo:paragraph-rsid="001f3402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1f7179" officeooo:paragraph-rsid="001f7179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1f7179" officeooo:paragraph-rsid="00209dac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1f3402" officeooo:paragraph-rsid="001f7179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1f3402" officeooo:paragraph-rsid="001f3402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1f3402" officeooo:paragraph-rsid="00209dac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209dac" officeooo:paragraph-rsid="00209dac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1e9eb3" officeooo:paragraph-rsid="001e9eb3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1e9eb3" officeooo:paragraph-rsid="001f7179" style:font-size-asian="12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1e9eb3" officeooo:paragraph-rsid="00209dac" style:font-size-asian="12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bold" officeooo:rsid="001f7179" officeooo:paragraph-rsid="001f7179" style:font-size-asian="12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weight="bold" officeooo:rsid="001f3402" officeooo:paragraph-rsid="001f3402" style:font-size-asian="12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font-weight="bold" officeooo:rsid="00209dac" officeooo:paragraph-rsid="00209dac" style:font-size-asian="12pt" style:font-weight-asian="bold" style:font-size-complex="12pt" style:font-weight-complex="bold"/>
    </style:style>
    <style:style style:name="P20" style:family="paragraph" style:parent-style-name="Standard" style:master-page-name="">
      <style:paragraph-properties fo:margin-left="0cm" fo:margin-right="0cm" fo:text-align="start" style:justify-single-word="false" fo:text-indent="0cm" style:auto-text-indent="false" style:page-number="auto"/>
      <style:text-properties fo:font-size="12pt" fo:font-weight="normal" officeooo:rsid="001e9eb3" officeooo:paragraph-rsid="001e9eb3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font-weight="normal" officeooo:rsid="001e9eb3" officeooo:paragraph-rsid="001e9eb3" style:font-size-asian="12pt" style:font-weight-asian="normal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f3402" style:font-weight-asian="normal" style:font-weight-complex="normal"/>
    </style:style>
    <style:style style:name="T3" style:family="text">
      <style:text-properties fo:font-weight="normal" officeooo:rsid="001e9eb3" style:font-weight-asian="normal" style:font-weight-complex="normal"/>
    </style:style>
    <style:style style:name="T4" style:family="text">
      <style:text-properties officeooo:rsid="001f3402"/>
    </style:style>
    <style:style style:name="T5" style:family="text">
      <style:text-properties officeooo:rsid="001f7179"/>
    </style:style>
    <style:style style:name="T6" style:family="text">
      <style:text-properties fo:font-weight="bold" officeooo:rsid="001e9eb3" style:font-weight-asian="bold" style:font-weight-complex="bold"/>
    </style:style>
    <style:style style:name="T7" style:family="text">
      <style:text-properties officeooo:rsid="001e9eb3"/>
    </style:style>
    <style:style style:name="T8" style:family="text">
      <style:text-properties officeooo:rsid="00209dac"/>
    </style:style>
    <style:style style:name="T9" style:family="text">
      <style:text-properties style:text-position="super 58%"/>
    </style:style>
    <style:style style:name="T10" style:family="text">
      <style:text-properties officeooo:rsid="00210df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EOPLE Development Components</text:p>
      <text:p text:style-name="P1"/>
      <text:p text:style-name="P2"/>
      <text:p text:style-name="P2"><text:tab/><text:tab/><text:tab/><text:tab/><text:tab/><text:span text:style-name="T5">Dean<text:tab/><text:tab/>Allan<text:tab/><text:tab/>Jom<text:tab/><text:tab/>Felix<text:tab/><text:tab/>JM</text:span></text:p>
      <text:p text:style-name="P2"/>
      <text:p text:style-name="P2">Front-End<text:tab/>------------------------<text:tab/><text:span text:style-name="T5">80%<text:tab/><text:tab/>20%</text:span></text:p>
      <text:p text:style-name="P6">- HTML(5)</text:p>
      <text:p text:style-name="P20"><text:tab/>-- Tags</text:p>
      <text:p text:style-name="P21"><text:tab/>-- Attributes</text:p>
      <text:p text:style-name="P21"><text:tab/>-- SEO</text:p>
      <text:p text:style-name="P21">- CSS(3)</text:p>
      <text:p text:style-name="P21"><text:tab/>– Bootstrap</text:p>
      <text:p text:style-name="P21"><text:tab/>– Custom CSS</text:p>
      <text:p text:style-name="P21"><text:tab/>– Responsiveness</text:p>
      <text:p text:style-name="P21">- JS</text:p>
      <text:p text:style-name="P21"><text:tab/>– Jquery(1.11)</text:p>
      <text:p text:style-name="P21"><text:tab/>– Ajax</text:p>
      <text:p text:style-name="P21"><text:tab/>– Custom JS </text:p>
      <text:p text:style-name="P21">- <text:span text:style-name="T5">Optimization</text:span></text:p>
      <text:p text:style-name="P21"><text:tab/>- <text:span text:style-name="T5">Google Page Speed</text:span></text:p>
      <text:p text:style-name="P21"><text:tab/>- <text:span text:style-name="T5">Yslow!</text:span></text:p>
      <text:p text:style-name="P15"><text:span text:style-name="T4">Back</text:span>-End<text:tab/>------------------------<text:tab/><text:span text:style-name="T5">20%<text:tab/><text:tab/>80%</text:span></text:p>
      <text:p text:style-name="P4">- <text:span text:style-name="T4">Python(3.5.1)</text:span></text:p>
      <text:p text:style-name="P4"><text:tab/>– <text:span text:style-name="T4">Django(1.8.7)</text:span></text:p>
      <text:p text:style-name="P4"><text:tab/><text:tab/>– <text:span text:style-name="T4">views</text:span></text:p>
      <text:p text:style-name="P4"><text:tab/><text:tab/>– <text:span text:style-name="T4">models</text:span></text:p>
      <text:p text:style-name="P4"><text:tab/><text:tab/>– <text:span text:style-name="T4">urls</text:span></text:p>
      <text:p text:style-name="P4"><text:tab/><text:tab/>– <text:span text:style-name="T4">templates</text:span></text:p>
      <text:p text:style-name="P4"><text:span text:style-name="T5">- Caching</text:span></text:p>
      <text:p text:style-name="P4"><text:tab/>– <text:span text:style-name="T5">Django Predefined Memchache</text:span></text:p>
      <text:p text:style-name="P4">- <text:span text:style-name="T5">API</text:span></text:p>
      <text:p text:style-name="P4"><text:tab/>– <text:span text:style-name="T5">Django Rest Framework</text:span></text:p>
      <text:p text:style-name="P8">- Snippets <text:span text:style-name="T6">----------------------------<text:tab/></text:span>20%<text:tab/><text:tab/>80%</text:p>
      <text:p text:style-name="P3">Cloud</text:p>
      <text:p text:style-name="P5">- AWS<text:tab/>–-------------------------------<text:tab/><text:span text:style-name="T5">10%<text:tab/><text:tab/>90%</text:span></text:p>
      <text:p text:style-name="P5">- OpenShift –-------------------------<text:tab/><text:span text:style-name="T5">90%<text:tab/><text:tab/>10%</text:span><text:tab/></text:p>
      <text:p text:style-name="P3">Research</text:p>
      <text:p text:style-name="P10">- UX / UI<text:tab/><text:span text:style-name="T7">------------------------<text:tab/>70%<text:tab/><text:tab/>10%<text:tab/><text:tab/><text:tab/><text:tab/>20%</text:span></text:p>
      <text:p text:style-name="P10">- Technologies<text:tab/> <text:span text:style-name="T7">------------------------<text:tab/>70%<text:tab/><text:tab/>30%</text:span></text:p>
      <text:p text:style-name="P10">- Architecture<text:tab/><text:span text:style-name="T7">------------------------<text:tab/>70%<text:tab/><text:tab/>30%</text:span></text:p>
      <text:p text:style-name="P10">- Process<text:tab/>------------------------<text:tab/>30%<text:tab/><text:tab/>70%</text:p>
      <text:p text:style-name="P5">Architectural Design</text:p>
      <text:p text:style-name="P10">- UI<text:tab/><text:span text:style-name="T7">---------------------------------<text:tab/>80%<text:tab/><text:tab/>20%</text:span></text:p>
      <text:p text:style-name="P10">- Data Input<text:tab/><text:span text:style-name="T7">------------------------<text:tab/>60%<text:tab/><text:tab/>40%</text:span></text:p>
      <text:p text:style-name="P10">- Database<text:tab/><text:span text:style-name="T7">------------------------<text:tab/>30%<text:tab/><text:tab/>70%</text:span></text:p>
      <text:p text:style-name="P10">- <text:span text:style-name="T5">Data Output<text:tab/>------------------------<text:tab/>20%<text:tab/><text:tab/>80%</text:span></text:p>
      <text:p text:style-name="P3"/>
      <text:p text:style-name="P3"/>
      <text:p text:style-name="P16"><text:soft-page-break/><text:tab/><text:tab/><text:tab/><text:tab/><text:tab/><text:span text:style-name="T5">Dean<text:tab/><text:tab/>Allan<text:tab/><text:tab/>Jom<text:tab/><text:tab/>Felix<text:tab/><text:tab/>JM</text:span></text:p>
      <text:p text:style-name="P3"/>
      <text:p text:style-name="P3">Security</text:p>
      <text:p text:style-name="P12">- Tools</text:p>
      <text:p text:style-name="P12">– Fiddler<text:tab/><text:span text:style-name="T7">------------------------<text:tab/>30%<text:tab/><text:tab/>70%</text:span></text:p>
      <text:p text:style-name="P12">– OWASP Zap <text:s/><text:span text:style-name="T7">----------------------<text:tab/>70%<text:tab/><text:tab/>30%</text:span></text:p>
      <text:p text:style-name="P3">Testing</text:p>
      <text:p text:style-name="P5">- Tools</text:p>
      <text:p text:style-name="P12">– Selenium<text:tab/><text:span text:style-name="T7">------------------------<text:tab/>70%<text:tab/><text:tab/>30%</text:span></text:p>
      <text:p text:style-name="P5">– Django Testing Environment ----<text:tab/><text:span text:style-name="T8">30%<text:tab/><text:tab/>70%</text:span></text:p>
      <text:p text:style-name="P12">– Manual</text:p>
      <text:p text:style-name="P12"><text:span text:style-name="T7"><text:tab/>Manual TestCase <text:s/>-----------<text:tab/>20%<text:tab/><text:tab/>20%<text:tab/><text:tab/>60%</text:span></text:p>
      <text:p text:style-name="P17">Documentation</text:p>
      <text:p text:style-name="P9">- BRD<text:span text:style-name="T4"><text:tab/><text:tab/>-------------------------------------------------------------------------------------------<text:tab/>100%</text:span></text:p>
      <text:p text:style-name="P19">Graphic Design<text:span text:style-name="T2"><text:tab/></text:span><text:span text:style-name="T3">-------------------------------------------------------------<text:tab/><text:tab/></text:span><text:span text:style-name="T1">100%</text:span></text:p>
      <text:p text:style-name="P5"/>
      <text:p text:style-name="P5"/>
      <text:p text:style-name="P5"/>
      <text:p text:style-name="P5"/>
      <text:p text:style-name="P19">3<text:span text:style-name="T9">rd</text:span> PARTY TEAM TOOLS</text:p>
      <text:p text:style-name="P13">- Project Management Online Tool</text:p>
      <text:p text:style-name="P13"><text:tab/>– Redmine</text:p>
      <text:p text:style-name="P13">- Code Repository</text:p>
      <text:p text:style-name="P13"><text:tab/>– BitBucket</text:p>
      <text:p text:style-name="P19"/>
      <text:p text:style-name="P19">TEAM CODING ENVIRONMENT</text:p>
      <text:p text:style-name="P13">- Version Control</text:p>
      <text:p text:style-name="P13">- Each <text:span text:style-name="T10">developer </text:span>codes on <text:span text:style-name="T10">their</text:span> localhost</text:p>
      <text:p text:style-name="P13"/>
      <text:p text:style-name="P13"/>
      <text:p text:style-name="P19">CONCEPTS, RU<text:span text:style-name="T10">L</text:span>ES, IMPORTANT NOTICE</text:p>
      <text:p text:style-name="P5">“Roles are definitely still flexible”</text:p>
      <text:p text:style-name="P5">“Initial existing product of PEOPLE are mostly ADGC's responsibility”</text:p>
      <text:p text:style-name="P5">“Tools Version Upgrade to be conducted monthly.”</text:p>
      <text:p text:style-name="P5">“Every bugs, concepts, important notes or change must be written on <text:span text:style-name="T10">the project management tool</text:span>.”</text:p>
      <text:p text:style-name="P5">“<text:span text:style-name="T8">Code review conducted at the end of the week</text:span>”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PH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PH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1T11:08:20.159317664</meta:creation-date>
    <dc:date>2016-01-25T14:37:30.605499621</dc:date>
    <meta:editing-duration>PT20M39S</meta:editing-duration>
    <meta:editing-cycles>3</meta:editing-cycles>
    <meta:generator>LibreOffice/4.2.8.2$Linux_X86_64 LibreOffice_project/420m0$Build-2</meta:generator>
    <meta:print-date>2016-01-25T14:28:01.176571616</meta:print-date>
    <meta:document-statistic meta:table-count="0" meta:image-count="0" meta:object-count="0" meta:page-count="2" meta:paragraph-count="71" meta:word-count="247" meta:character-count="1990" meta:non-whitespace-character-count="1722"/>
  </office:meta>
</office:document-meta>
</file>